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text-align="start"/>
      <style:text-properties fo:color="#ffffff" style:font-name="Segoe UI" fo:font-size="26pt" fo:text-shadow="1pt 1pt" style:font-size-asian="26pt" style:font-size-complex="26pt"/>
    </style:style>
    <style:style style:name="P4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egoe UI" fo:font-size="28pt" fo:font-style="italic" fo:text-shadow="1pt 1pt" style:text-underline-style="none" fo:font-weight="normal" style:letter-kerning="true" style:font-name-asian="Segoe UI1" style:font-size-asian="28pt" style:font-style-asian="italic" style:font-weight-asian="normal" style:font-name-complex="Segoe U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egoe UI" fo:font-size="26pt" fo:font-style="italic" fo:text-shadow="1pt 1pt" style:text-underline-style="none" fo:font-weight="normal" style:letter-kerning="true" style:font-name-asian="Segoe UI1" style:font-size-asian="26pt" style:font-style-asian="italic" style:font-weight-asian="normal" style:font-name-complex="Segoe UI1" style:font-size-complex="26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83ca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83ca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83ca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83ca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83caff" style:font-name="Segoe UI1" fo:font-size="32pt" fo:text-shadow="1pt 1pt" style:font-name-asian="Segoe UI1" style:font-size-asian="32pt" style:font-name-complex="Segoe UI1" style:font-size-complex="32pt"/>
    </style:style>
    <style:style style:name="T10" style:family="text">
      <style:text-properties fo:color="#83ca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774cm" svg:x="1.016cm" svg:y="1.016cm">
          <draw:text-box>
            <text:p text:style-name="P1"><text:span text:style-name="T1">Psalmody</text:span></text:p>
            <text:p text:style-name="P1"><text:span text:style-name="T2">Psalm 119:97–104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908cm" svg:height="7.766cm" svg:x="1.016cm" svg:y="1.016cm">
          <draw:text-box>
            <text:p text:style-name="P3"><text:span text:style-name="T4">97</text:span><text:span text:style-name="T5"> </text:span><text:span text:style-name="T6">Oh how I love your law!</text:span></text:p>
            <text:p text:style-name="P4"><text:span text:style-name="T7"><text:s text:c="9"/></text:span><text:span text:style-name="T7">It is my meditation</text:span><text:span text:style-name="T7"> all the day.</text:span></text:p>
            <text:p text:style-name="P5"><text:span text:style-name="T8">98</text:span><text:span text:style-name="T9"> </text:span><text:span text:style-name="T10">Your commandment makes me wiser than my</text:span><text:span text:style-name="T10"> </text:span></text:p>
            <text:p text:style-name="P5"><text:span text:style-name="T10"><text:s text:c="3"/></text:span><text:span text:style-name="T10">enemies,</text:span></text:p>
            <text:p text:style-name="P4"><text:span text:style-name="T7"><text:s text:c="9"/></text:span><text:span text:style-name="T7">for it is ever</text:span><text:span text:style-name="T7"> with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908cm" svg:height="6.263cm" svg:x="1.016cm" svg:y="1.016cm">
          <draw:text-box>
            <text:p text:style-name="P3"><text:span text:style-name="T8">99</text:span><text:span text:style-name="T9"> </text:span><text:span text:style-name="T10">I have more understanding than all my</text:span><text:span text:style-name="T10"> teachers,</text:span></text:p>
            <text:p text:style-name="P4"><text:span text:style-name="T7"><text:s text:c="9"/></text:span><text:span text:style-name="T7">for your testimonies are my medi</text:span><text:span text:style-name="T7">tation.</text:span></text:p>
            <text:p text:style-name="P5"><text:span text:style-name="T8">100</text:span><text:span text:style-name="T9"> </text:span><text:span text:style-name="T10">I understand more than the </text:span><text:span text:style-name="T10">agèd,</text:span></text:p>
            <text:p text:style-name="P4"><text:span text:style-name="T7"><text:s text:c="9"/></text:span><text:span text:style-name="T7">for I keep your</text:span><text:span text:style-name="T7"> precep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908cm" svg:height="6.263cm" svg:x="1.016cm" svg:y="1.016cm">
          <draw:text-box>
            <text:p text:style-name="P3"><text:span text:style-name="T8">101</text:span><text:span text:style-name="T9"> </text:span><text:span text:style-name="T10">I hold back my feet from every evil way,</text:span></text:p>
            <text:p text:style-name="P4"><text:span text:style-name="T7"><text:s text:c="10"/></text:span><text:span text:style-name="T7">in order to</text:span><text:span text:style-name="T7"> keep your word.</text:span></text:p>
            <text:p text:style-name="P5"><text:span text:style-name="T8">102</text:span><text:span text:style-name="T9"> </text:span><text:span text:style-name="T10">I do not turn aside from your</text:span><text:span text:style-name="T10"> just decrees,</text:span></text:p>
            <text:p text:style-name="P4"><text:span text:style-name="T7"><text:s text:c="10"/></text:span><text:span text:style-name="T7">for you have</text:span><text:span text:style-name="T7"> taugh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908cm" svg:height="7.766cm" svg:x="1.016cm" svg:y="1.016cm">
          <draw:text-box>
            <text:p text:style-name="P3"><text:span text:style-name="T8">103</text:span><text:span text:style-name="T9"> </text:span><text:span text:style-name="T10">How sweet are your words to my taste,</text:span></text:p>
            <text:p text:style-name="P4"><text:span text:style-name="T7"><text:s text:c="10"/></text:span><text:span text:style-name="T7">sweeter than honey</text:span><text:span text:style-name="T7"> to my mouth!</text:span></text:p>
            <text:p text:style-name="P5"><text:span text:style-name="T8">104</text:span><text:span text:style-name="T9"> </text:span><text:span text:style-name="T10">Through your precepts I get under</text:span><text:span text:style-name="T10">standing;</text:span></text:p>
            <text:p text:style-name="P4"><text:span text:style-name="T7"><text:s text:c="10"/></text:span><text:span text:style-name="T7">therefore I hate every</text:span><text:span text:style-name="T7"> false way.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2" draw:layer="layout" svg:width="25.908cm" svg:height="4.76cm" svg:x="1.016cm" svg:y="1.016cm">
          <draw:text-box>
            <text:p text:style-name="P3"><text:span text:style-name="T7">C: Glory be to the Father and to the Son and to the </text:span></text:p>
            <text:p text:style-name="P3"><text:span text:style-name="T7"><text:s text:c="4"/></text:span><text:span text:style-name="T7">Holy Spirit; as it was in the beginning, is now, </text:span></text:p>
            <text:p text:style-name="P3"><text:span text:style-name="T7"><text:s text:c="4"/></text:span><text:span text:style-name="T7">and ever shall be, world without end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3T11:02:15.310000000</meta:creation-date>
    <dc:title>Hymn template</dc:title>
    <meta:editing-duration>PT3M37S</meta:editing-duration>
    <meta:editing-cycles>2</meta:editing-cycles>
    <meta:generator>LibreOffice/4.3.4.1$Windows_x86 LibreOffice_project/bc356b2f991740509f321d70e4512a6a54c5f243</meta:generator>
    <meta:initial-creator>Arthur Hoch</meta:initial-creator>
    <dc:date>2015-01-03T11:18:34.101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01-03T11:02:15.014000000"/>
  </office:meta>
</office:document-meta>
</file>